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officeooo:rsid="001e5018" officeooo:paragraph-rsid="000a1398" style:font-size-asian="12pt" style:font-size-complex="12pt"/>
    </style:style>
    <style:style style:name="P2" style:family="paragraph" style:parent-style-name="Standard">
      <style:text-properties style:font-name="Arial" fo:font-size="12pt" officeooo:rsid="001ec72e" officeooo:paragraph-rsid="000a1398" style:font-size-asian="12pt" style:font-size-complex="12pt"/>
    </style:style>
    <style:style style:name="P3" style:family="paragraph" style:parent-style-name="Standard">
      <style:paragraph-properties fo:margin-top="0cm" fo:margin-bottom="0.353cm" loext:contextual-spacing="false" fo:line-height="115%"/>
      <style:text-properties style:font-name="Arial" fo:font-size="12pt" officeooo:rsid="001ec72e" officeooo:paragraph-rsid="000a1398" style:font-size-asian="12pt" style:font-size-complex="12pt"/>
    </style:style>
    <style:style style:name="P4" style:family="paragraph" style:parent-style-name="Standard">
      <style:paragraph-properties fo:margin-top="0cm" fo:margin-bottom="0.353cm" loext:contextual-spacing="false" fo:line-height="115%"/>
      <style:text-properties style:font-name="Arial" fo:font-size="12pt" style:font-size-asian="12pt" style:font-size-complex="12pt"/>
    </style:style>
    <style:style style:name="P5" style:family="paragraph" style:parent-style-name="Standard">
      <style:paragraph-properties fo:margin-top="0cm" fo:margin-bottom="0.353cm" loext:contextual-spacing="false" fo:line-height="115%"/>
      <style:text-properties style:font-name="Arial" fo:font-size="12pt" officeooo:rsid="000a1398" officeooo:paragraph-rsid="000a1398" style:font-size-asian="12pt" style:font-size-complex="12pt"/>
    </style:style>
    <style:style style:name="P6" style:family="paragraph" style:parent-style-name="Standard">
      <style:paragraph-properties fo:margin-top="0cm" fo:margin-bottom="0.353cm" loext:contextual-spacing="false" fo:line-height="115%"/>
      <style:text-properties style:font-name="Arial" fo:font-size="12pt" officeooo:rsid="000b0556" officeooo:paragraph-rsid="000b0556" style:font-size-asian="12pt" style:font-size-complex="12pt"/>
    </style:style>
    <style:style style:name="P7" style:family="paragraph" style:parent-style-name="Standard">
      <style:paragraph-properties fo:margin-top="0cm" fo:margin-bottom="0.353cm" loext:contextual-spacing="false" fo:line-height="115%"/>
      <style:text-properties style:font-name="Arial" fo:font-size="12pt" officeooo:rsid="000c0cee" officeooo:paragraph-rsid="000c0cee" style:font-size-asian="12pt" style:font-size-complex="12pt"/>
    </style:style>
    <style:style style:name="P8" style:family="paragraph" style:parent-style-name="Standard">
      <style:paragraph-properties fo:margin-top="0cm" fo:margin-bottom="0.353cm" loext:contextual-spacing="false" fo:line-height="115%" fo:text-align="center" style:justify-single-word="false"/>
      <style:text-properties style:font-name="Arial" fo:font-size="12pt" officeooo:rsid="000c0cee" officeooo:paragraph-rsid="000c0cee" style:font-size-asian="12pt" style:font-size-complex="12pt"/>
    </style:style>
    <style:style style:name="P9" style:family="paragraph" style:parent-style-name="Standard" style:master-page-name="Standard">
      <style:paragraph-properties style:page-number="auto"/>
      <style:text-properties style:font-name="Arial" fo:font-size="12pt" officeooo:rsid="001e5018" officeooo:paragraph-rsid="000a1398" style:font-size-asian="12pt" style:font-size-complex="12pt"/>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US" style:font-size-asian="11pt"/>
    </style:style>
    <style:style style:name="T3" style:family="text">
      <style:text-properties fo:language="en" fo:country="none"/>
    </style:style>
    <style:style style:name="T4" style:family="text">
      <style:text-properties fo:language="en" fo:country="none" officeooo:rsid="000a1398"/>
    </style:style>
    <style:style style:name="T5" style:family="text">
      <style:text-properties fo:language="en" fo:country="US"/>
    </style:style>
    <style:style style:name="T6" style:family="text">
      <style:text-properties fo:font-size="11pt" fo:language="en" fo:country="none" style:font-size-asian="11pt"/>
    </style:style>
    <style:style style:name="T7" style:family="text">
      <style:text-properties fo:font-size="11pt" fo:language="en" fo:country="US"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ai 5.</text:p>
      <text:p text:style-name="P1">Các vấn đề phù hợp ổn định, như đã thảo luận trong văn bản, giả định rằng tất cả các phụ nữ và người đàn ông có một danh sách đầy đủ các sở thích. Trong vấn đề này, chúng ta sẽ xem xét một phiên bản của vấn đề trong đó đàn ông và phụ nữ có thể thờ ơ giữa các lựa chọn nhất định. Như trước đây chúng ta có một bộ M của n người đàn ông và một bộ W của n phụ nữ. Giả sử mỗi người đàn ông và mỗi người phụ nữ xếp hạng họ của giới tính ngược lại, nhưng bây giờ chúng tôi cho phép các mối quan hệ trong bảng xếp hạng. Ví dụ (với n = 4), một người phụ nữ có thể nói rằng m1 được xếp hạng đầu tiên; vị trí thứ hai là một tie giữa m2 và m3 (cô ấy không có sở thích giữa chúng); và m4 ở vị trí cuối cùng. Chúng tôi sẽ nói rằng w thích m để m 'nếu m được xếp hạng cao hơn m' trên danh sách ưu tiên của mình (họ không bị ràng buộc).</text:p>
      <text:p text:style-name="P2"/>
      <text:p text:style-name="P2">a) Sự bất ổn mạnh mẽ trong một sự phù hợp hoàn hảo của một người đàn ông m và một người phụ nữ w, sao cho mỗi m và w thích người khác đối tác của họ trong S. Có luôn luôn có một sự kết hợp hoàn hảo không có sự bất ổn mạnh mẽ? Hoặc đưa ra một ví dụ về một bộ đàn ông và phụ nữ với danh sách ưu tiên mà mỗi kết hợp hoàn hảo có một sự ổn định mạnh mẽ; hoặc đưa ra một thuật toán được đảm bảo để tìm một sự hoàn hảo mà không có sự bất ổn định mạnh mẽ.</text:p>
      <text:p text:style-name="P2"/>
      <text:p text:style-name="P2">b) Sự bất ổn yếu trong một khớp hoàn hảo S bao gồm một người đàn ông m và một người phụ nữ w, như vậy mà các đối tác của họ trong S là w 'và m', tương ứng, và một trong những điều sau đây nắm giữ:</text:p>
      <text:p text:style-name="P2">–m thích w đến w ', và w thích m sang m' hoặc khác nhau giữa hai lựa chọn này; hoặc là</text:p>
      <text:p text:style-name="P2">–w thích m đến m ', và m hoặc thích w đến w' hoặc là thờ ơ giữa hai lựa chọn này.</text:p>
      <text:p text:style-name="P2"/>
      <text:p text:style-name="P2">Nói cách khác, việc ghép nối giữa m và w hoặc được cả hai ưu tiên, hoặc được ưa thích bởi một trong khi cái kia là không quan tâm. Liệu có luôn luôn tồn tại một sự kết hợp hoàn hảo mà không có bất ổn yếu? Hoặc đưa ra một ví dụ về một tập hợp những người đàn ông và phụ nữ với danh sách ưu tiên mà mỗi kết hợp hoàn hảo có một sự bất ổn yếu; hoặc cung cấp cho các thuật toán hậu môn được đảm bảo để tìm một kết hợp hoàn hảo mà không có sự ổn định yếu.</text:p>
      <text:p text:style-name="P3"><text:span text:style-name="T3"/></text:p>
      <text:p text:style-name="P5"><text:span text:style-name="T3">Bai 8.</text:span></text:p>
      <text:p text:style-name="P5"><text:span text:style-name="T3">Đối với vấn đề này, chúng tôi sẽ tìm hiểu vấn đề tính trung thực trong vấn đề phù hợp ổn định và cụ thể trong thuật toán Gale-Shapley. Câu hỏi cơ bản là: Có thể một người đàn ông hay một người phụ nữ kết thúc tốt hơn bằng cách nói dối về sở thích của mình? Cụ thể hơn, chúng tôi giả sử mỗi người tham gia có một thứ tự ưu tiên thực sự. Bây giờ hãy xem xét một người phụ nữ w. Giả sử w thích man m to m ', nhưng cả m và m' đều thấp trong danh sách các sở thích của cô ấy. Có thể là trường hợp bằng cách chuyển đổi thứ tự của m và m 'trong danh </text:span><text:soft-page-break/><text:span text:style-name="T3">sách các sở thích của mình (ví dụ, bằng cách tuyên bố sai rằng cô ấy thích m' m) và chạy thuật toán với danh sách tùy chọn sai này, w sẽ kết thúc bằng một người đàn ông mà cô thực sự thích cả m và m '? (Chúng tôi có thể hỏi cùng một câu hỏi cho nam giới, nhưng sẽ tập trung vào trường hợp của phụ nữ cho các mục đích của câu hỏi này.)</text:span></text:p>
      <text:p text:style-name="P5"><text:span text:style-name="T3">Giải quyết câu hỏi này bằng cách thực hiện một trong hai điều sau:</text:span></text:p>
      <text:p text:style-name="P6"><text:span text:style-name="T3">a) Đưa ra bằng chứng rằng, đối với bất kỳ bộ danh sách tùy chọn nào, việc chuyển đổi thứ tự của một cặp trong danh sách không thể cải thiện đối tác của người phụ nữ trong thuật toán Gale-Shapley; hoặc là</text:span></text:p>
      <text:p text:style-name="P6"><text:span text:style-name="T3">b) Đưa ra một ví dụ về một tập hợp các danh sách ưu tiên mà có một công tắc sẽ cải thiện đối tác của một người phụ nữ đã chuyển đổi các tùy chọn</text:span></text:p>
      <text:p text:style-name="P6"><text:span text:style-name="T3">Bai 11.</text:span></text:p>
      <text:p text:style-name="P6"><text:span text:style-name="T3">Bạn đang giúp một số nhà phân tích bảo mật theo dõi bộ sưu tập các máy tính được nối mạng, theo dõi sự lây lan của vi-rút trực tuyến. Có n máy tính trong hệ thống, có nhãn C1, C2, ..., Cn và như đầu vào bạn được cung cấp một bộ sưu tập dữ liệu theo dõi cho biết thời gian các cặp máy tính được truyền thông. Do đó dữ liệu là một chuỗi các bộ ba được sắp xếp (Ci, Cj, tk); ba như vậy chỉ ra rằng Ci và Cj đã trao đổi bit tại thời điểm tk. Có tổng số m bộ ba.</text:span></text:p>
      <text:p text:style-name="P6"><text:span text:style-name="T3">Chúng tôi giả định rằng bộ ba được trình bày cho bạn theo thứ tự thời gian được sắp xếp. Vì mục đích đơn giản, chúng tôi giả định rằng mỗi cặp máy tính liên lạc nhiều nhất một lần trong khoảng thời gian bạn đang quan sát</text:span></text:p>
      <text:p text:style-name="P7"><text:span text:style-name="T3">Các nhà phân tích bảo mật mà bạn đang làm việc muốn có thể trả lời các câu hỏi của biểu mẫu sau: Nếu vi-rút được đưa vào máy tính Ca vào thời điểm x, có thể máy tính bị nhiễm Cb theo thời gian y không? Cơ chế nhiễm trùng rất đơn giản: nếu máy tính bị nhiễm Ci giao tiếp với máy tính không bị nhiễm Cj tại thời điểm tk (trong các từ khác, nếu một trong ba bộ (Ci, Cj, tk) hoặc (Cj, Ci, tk) xuất hiện trong dữ liệu theo dõi ), sau đó máy tính Cj cũng bị nhiễm, bắt đầu từ thời gian tk. Do đó, sự lây nhiễm có thể lan truyền từ máy này sang máy khác qua một chuỗi các giao tiếp, với điều kiện là không có bước nào trong chuỗi này liên quan đến việc chuyển đổi ngược thời gian. Vì vậy, ví dụ, nếu Ci bị nhiễm theo thời gian tk, và dữ liệu theo dõi chứa ba (Ci, Cj, tk) và (Cj, Cq, tr), trong đó tk ≤ tr, thì Cq sẽ bị nhiễm thông qua Cj. (Lưu ý rằng nó là okay cho tk bằng tr, điều này có nghĩa là Cj đã mở các kết nối tới cả Ci và Cq cùng một lúc, và do đó một virus có thể di chuyển từ Ci đến Cq).</text:span></text:p>
      <text:p text:style-name="P7"><text:span text:style-name="T3">Ví dụ: giả sử n = 4, dữ liệu theo dõi bao gồm các bộ ba</text:span></text:p>
      <text:p text:style-name="P7"><text:soft-page-break/><text:span text:style-name="T3">(C1, C2, 4), (C2, C4, 8), (C3, C4, 8), (C1, C4, 12)</text:span></text:p>
      <text:p text:style-name="P7"><text:span text:style-name="T3">và virus đã được đưa vào máy tính C1 vào thời điểm 2. Sau đó, C3 sẽ bị nhiễm vào thời điểm 8 bởi một chuỗi ba bước: C2 đầu tiên bị nhiễm vào thời điểm 4, sau đó C4 nhận được virus từ C2 tại thời điểm 8, và sau đó C3 được virus từ C4 tại thời điểm 8. Mặt khác, nếu dữ liệu theo dõi là</text:span></text:p>
      <text:p text:style-name="P7"><text:span text:style-name="T3">(C2, C3, 8), (C1, C4, 12), (C1, C2, 14)</text:span></text:p>
      <text:p text:style-name="P7"><text:span text:style-name="T3">và một lần nữa virus được đưa vào máy tính C1 tại thời điểm 2, sau đó C3 sẽ không bị nhiễm trong thời gian quan sát: mặc dù C2 bị nhiễm vào thời điểm 14, chúng ta thấy C3 chỉ giao tiếp với C2 trước khi C2 bị nhiễm. Không có chuỗi các thông tin liên lạc di chuyển về phía trước trong thời gian mà virus có thể nhận được từ C1 đến C3 trong ví dụ thứ hai này.</text:span></text:p>
      <text:p text:style-name="P7"><text:span text:style-name="T3">Thiết kế một thuật toán trả lời các câu hỏi thuộc loại này: đưa ra một bộ sưu tập dữ liệu theo dõi, thuật toán nên quyết định liệu một vi-rút được giới thiệu tại máy tính Ca tại thời điểm x có thể có máy tính bị nhiễm Cb theo thời gian y hay không. Thuật toán sẽ chạy trong thời gian O (m + n).</text:span></text:p>
      <text:p text:style-name="P4"><text:span text:style-name="T4">B</text:span><text:span text:style-name="T3">ai 12.</text:span></text:p>
      <text:p text:style-name="P4"><text:span text:style-name="T3"><text:s/>Giả sử bạn có n luồng video cần được gửi, cái khác, qua liên kết giao tiếp. Luồng i bao gồm tổng số bit bi cần được gửi, với tốc độ không đổi, trong khoảng thời gian là ti giây. Bạn không thể gửi hai luồng cùng một lúc, vì vậy bạn cần phải xác định lịch biểu cho các luồng: một thứ tự để gửi chúng. Cho dù thứ tự bạn chọn, không thể có bất kỳ sự chậm trễ nào giữa phần cuối của một luồng và bắt đầu từ thứ tự tiếp theo. Giả sử lịch biểu của bạn bắt đầu tại thời điểm 0 (và do đó kết thúc tại thời điểm ..... bất kỳ thứ tự nào bạn chọn). Chúng tôi giả định rằng tất cả các giá trị bi và ti là các số nguyên dương.</text:span></text:p>
      <text:p text:style-name="P4"><text:span text:style-name="T3">Bây giờ, bởi vì bạn chỉ là một người dùng, liên kết không muốn bạn chiếm quá nhiều b và chiều rộng, do đó, nó áp đặt ràng buộc sau đây, sử dụng tham số cố định r:</text:span></text:p>
      <text:p text:style-name="P4"><text:span text:style-name="T3">(</text:span><text:span text:style-name="T5">*</text:span><text:span text:style-name="T3">) Đối với mỗi số tự nhiên t&gt; 0, tổng số bit bạn gửi trong khoảng thời gian từ 0 đến t không thể vượt quá rt.</text:span></text:p>
      <text:p text:style-name="P4"><text:span text:style-name="T3">Lưu ý rằng ràng buộc này chỉ được áp dụng cho các khoảng thời gian bắt đầu từ 0, không áp dụng cho các khoảng thời gian bắt đầu tại bất kỳ giá trị nào khác.</text:span></text:p>
      <text:p text:style-name="P4"><text:span text:style-name="T3">Chúng tôi nói rằng một lịch trình là hợp lệ nếu nó đáp ứng các ràng buộc (*) áp đặt bởi liên kết.</text:span></text:p>
      <text:p text:style-name="P4"><text:span text:style-name="T3">Vấn đề. Cho một tập hợp các dòng, mỗi được xác định bởi số bit của nó bi và </text:span><text:soft-page-break/><text:span text:style-name="T3">thời gian của nó ti, cũng như tham số liên kết r, xác định xem có tồn tại một lịch biểu hợp lệ hay không</text:span></text:p>
      <text:p text:style-name="P4"><text:span text:style-name="T3">Thí dụ. Giả sử chúng ta có n = 3 luồng, với</text:span></text:p>
      <text:p text:style-name="P4"><text:span text:style-name="T3">(b1, t1) = (2000, 1), (b2, t2) = (6000, 2), (b3, t3) = (2000, 1)</text:span></text:p>
      <text:p text:style-name="P4"><text:span text:style-name="T3">và giả sử thông số của liên kết là r = 5000. Sau đó, lịch biểu chạy các luồng theo thứ tự 1, 2, 3, là hợp lệ, vì các ràng buộc (*) được thỏa mãn:</text:span></text:p>
      <text:p text:style-name="P4"><text:span text:style-name="T3">t = 1: toàn bộ luồng đầu tiên đã được gửi và 2000 &lt;5000 · 1</text:span></text:p>
      <text:p text:style-name="P4"><text:span text:style-name="T3">t = 2: một nửa luồng thứ hai cũng đã được gửi đi,</text:span></text:p>
      <text:p text:style-name="P4"><text:span text:style-name="T3">và 2000 + 3000 &lt;5000 · 2</text:span></text:p>
      <text:p text:style-name="P4"><text:span text:style-name="T3">Các tính toán tương tự giữ cho t = 3 và t = 4</text:span></text:p>
      <text:p text:style-name="P4"><text:span text:style-name="T3">(a) Xem xét khiếu nại sau đây:</text:span></text:p>
      <text:p text:style-name="P4"><text:span text:style-name="T3">Xác nhận quyền sở hữu: Có một lịch biểu hợp lệ nếu và chỉ khi mỗi luồng tôi thỏa mãn bi ≤ rti.</text:span></text:p>
      <text:p text:style-name="P4"><text:span text:style-name="T3">Quyết định xem bạn có cho rằng xác nhận quyền sở hữu là đúng hay sai và đưa ra bằng chứng về khiếu nại hoặc từ chối của nó.</text:span></text:p>
      <text:p text:style-name="P4"><text:span text:style-name="T3">(b) Đưa ra một thuật toán lấy một tập hợp các luồng n, mỗi luồng được chỉ định bởi số bit của nó bi và thời gian của nó là ti, cũng như tham số liên kết r và xác định liệu có tồn tại một lịch biểu hợp lệ hay không. Thời gian chạy của thuật toán của bạn nên đa thức trong n</text:span><text:span text:style-name="T5">.</text:span></text:p>
      <text:p text:style-name="P4"><text:span text:style-name="T5">Bai 14.</text:span></text:p>
      <text:p text:style-name="P4"><text:span text:style-name="T5">Bạn đang làm việc với một nhóm chuyên gia tư vấn bảo mật, những người đang trợ giúp thu dọn một hệ thống máy tính lớn. Có sự quan tâm đặc biệt đến việc lưu giữ các quy trình được gắn nhãn “nhạy cảm”. Mỗi quy trình như vậy đã thiết kế thời gian bắt đầu và thời gian kết thúc, và nó liên tục chạy giữa những thời gian này; các chuyên gia tư vấn có một danh sách các kế hoạch bắt đầu và kết thúc của tất cả các quy trình nhạy cảm sẽ được điều hành vào ngày đó.</text:span></text:p>
      <text:p text:style-name="P4"><text:span text:style-name="T5">Là bước đầu tiên đơn giản, họ đã viết một chương trình gọi là status_check, khi được gọi, chạy trong vài giây và ghi lại nhiều thông tin đăng nhập khác nhau về tất cả các quy trình nhạy cảm đang chạy trên hệ thống tại thời điểm đó. (Chúng tôi sẽ mô hình hóa mỗi lần gọi status_check chỉ với thời điểm duy nhất này). Điều họ muốn làm là chạy status_check càng ít càng tốt trong ngày, nhưng đủ cho mỗi quá trình nhạy cảm P, status_check được gọi ít nhất một lần trong quá </text:span><text:soft-page-break/><text:span text:style-name="T5">trình thực hiện quy trình P.</text:span></text:p>
      <text:p text:style-name="P4"><text:span text:style-name="T5">(a) Đưa ra một thuật toán hiệu quả, với thời gian bắt đầu và kết thúc của tất cả các quá trình nhạy cảm, tìm thấy một số lần nhỏ như sở hữu tại đó để gọi status_check, tùy thuộc vào yêu cầu rằng status_check được gọi ít nhất một lần trong mỗi quá trình nhạy cảm P.</text:span></text:p>
      <text:p text:style-name="P4"><text:span text:style-name="T5">(b) Trong khi bạn đang thiết kế thuật toán của mình, các chuyên gia tư vấn bảo mật đã tham gia vào một lý do ít phong bì. “Giả sử chúng ta có thể tìm thấy một tập hợp các quy trình nhạy cảm k với thuộc tính mà không bao giờ chạy cùng một lúc. Sau đó, rõ ràng thuật toán của bạn sẽ cần phải gọi status_check ít nhất k lần: không có ai gọi status_checkc một xử lý nhiều hơn một trong các quy trình này. " </text:span></text:p>
      <text:p text:style-name="P4"><text:span text:style-name="T5">Điều này đúng, tất nhiên, và sau khi thảo luận thêm, tất cả các bạn bắt đầu tự hỏi liệu điều gì đó mạnh mẽ hơn có đúng không, một loại trò chuyện với đối số trên. Giả sử rằng k∗ là giá trị lớn nhất của k sao cho ta có thể tìm thấy một tập hợp các quy trình nhạy cảm k mà không có hai lần chạy cùng một lúc. Đó có phải là trường hợp phải có một tập hợp k∗ lần mà tại đó bạn có thể chạy status_check để một số lời gọi xảy ra trong quá trình thực hiện của mỗi quá trình nhạy cảm? (Nói cách khác, kiểu đối số trong đoạn trước thực sự là điều duy nhất buộc bạn cần nhiều lời gọi status_check.) Quyết định xem bạn có cho rằng xác nhận này là đúng hay sai, và đưa ra một bằng chứng hoặc một ví dụ phản đối.</text:span></text:p>
      <text:p text:style-name="P8">-THE END-</text:p>
      <text:p text:style-name="P8">“THE FUCKING ALGORITHM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8T14:03:38.486699848</dc:date>
    <meta:editing-duration>PT10M23S</meta:editing-duration>
    <meta:editing-cycles>1</meta:editing-cycles>
    <meta:generator>LibreOffice/5.1.6.2$Linux_X86_64 LibreOffice_project/10m0$Build-2</meta:generator>
    <meta:document-statistic meta:table-count="0" meta:image-count="0" meta:object-count="0" meta:page-count="5" meta:paragraph-count="48" meta:word-count="2536" meta:character-count="10778" meta:non-whitespace-character-count="8288"/>
  </office:meta>
</office:document-meta>
</file>